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10927f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10927f" officeooo:paragraph-rsid="0010927f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12288f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12288f" officeooo:paragraph-rsid="0012288f"/>
    </style:style>
    <style:style style:name="T1" style:family="text">
      <style:text-properties officeooo:rsid="0010927f"/>
    </style:style>
    <style:style style:name="T2" style:family="text">
      <style:text-properties officeooo:rsid="0012288f"/>
    </style:style>
    <style:style style:name="T3" style:family="text">
      <style:text-properties officeooo:rsid="00122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#1 </text:span>Create a file called “Test” using pico. Change its file permissions to User read only<text:line-break/>Try to edit using pico… can you save? Why or why not.</text:p>
      <text:p text:style-name="P5"><text:span text:style-name="T2">No because the file is set to read only which does not allow me to edit or delete it. Need write privileges.</text:span><text:line-break/></text:p>
      <text:p text:style-name="P1"><text:span text:style-name="T1">#2 </text:span>Link (hard link) a file called “Link” to the “Test” file<text:line-break/>Try to edit using pico… can you save? Why or why not.</text:p>
      <text:p text:style-name="P6">Yes. Because the hard-linked Link file is NOT read only. </text:p>
      <text:p text:style-name="P1"/>
      <text:p text:style-name="P1"/>
      <text:p text:style-name="P5"><text:span text:style-name="T1">#3</text:span>Change file permissions on Link to 777.  What happens to the permissions on “Test”. Can you save now?</text:p>
      <text:p text:style-name="P5"><text:span text:style-name="T2">Yes. </text:span></text:p>
      <text:p text:style-name="P5">With 777 permissions everyone can read, write, and execute.<text:line-break/></text:p>
      <text:p text:style-name="P2"><text:span text:style-name="T1">#4 </text:span>Delete Test.  What happens to Link?<text:line-break/><text:span text:style-name="T2">Link is still there. Removing the source file does not remove the hard linked file. </text:span></text:p>
      <text:p text:style-name="P1"><text:line-break/><text:span text:style-name="T1">#5 </text:span>Using pico, create a shell script “#Script” that prints out “Hello &lt;yourname&gt;”<text:line-break/>Remember that file names are case sensitive.<text:line-break/><text:span text:style-name="T3">Done. </text:span></text:p>
      <text:p text:style-name="P1"/>
      <text:p text:style-name="P1"><text:span text:style-name="T1">#6 </text:span>Attach answers to the questions and script code in Blackboard in a single Word document.</text:p>
      <text:p text:style-name="Standard"/>
      <text:p text:style-name="Standard">echo "hello $USER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32:01.179000000</meta:creation-date>
    <meta:editing-duration>PT1M6S</meta:editing-duration>
    <meta:editing-cycles>2</meta:editing-cycles>
    <meta:generator>LibreOffice/6.1.2.1$Windows_X86_64 LibreOffice_project/65905a128db06ba48db947242809d14d3f9a93fe</meta:generator>
    <dc:date>2020-02-05T18:43:11.738000000</dc:date>
    <meta:document-statistic meta:table-count="0" meta:image-count="0" meta:object-count="0" meta:page-count="1" meta:paragraph-count="11" meta:word-count="174" meta:character-count="956" meta:non-whitespace-character-count="783"/>
  </office:meta>
</office:document-meta>
</file>